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90000028267CC67A2FBE9FBBD.png" manifest:media-type="image/png"/>
  <manifest:file-entry manifest:full-path="Pictures/1000020100000268000001E0BDB15AFDBC9FFC21.png" manifest:media-type="image/png"/>
  <manifest:file-entry manifest:full-path="Pictures/10000201000003E30000021A88212E7824229B32.png" manifest:media-type="image/png"/>
  <manifest:file-entry manifest:full-path="Pictures/100000000000005E0000005EC4E6D74C89C015A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fill-image-name="Space_20_Metal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808080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48cm" fo:min-width="11.148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objectwithoutfill">
      <style:graphic-properties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draw:stroke="dash" draw:stroke-dash="Long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textarea-horizontal-align="justify" draw:textarea-vertical-align="middle" draw:auto-grow-height="false" fo:min-height="4.068cm" fo:min-width="6.231cm"/>
    </style:style>
    <style:style style:name="gr14" style:family="graphic" style:parent-style-name="objectwithoutfill">
      <style:graphic-properties svg:stroke-width="0.035cm" svg:stroke-color="#000000" draw:marker-start-width="0.253cm" draw:marker-end="" draw:marker-end-width="0.353cm" draw:fill="solid" draw:textarea-vertical-align="middle" fo:padding-top="0.143cm" fo:padding-bottom="0.143cm" fo:padding-left="0.268cm" fo:padding-right="0.26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fill="bitmap" draw:fill-color="#000000" draw:secondary-fill-color="#b3b3b3" draw:fill-image-name="Space_20_Met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text-shadow="1pt 1pt" fo:font-weight="bold" style:font-weight-asian="bold" style:font-weight-complex="bold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1cm" svg:x="1.001cm" svg:y="6.08cm">
          <draw:image xlink:href="Pictures/10000201000003E30000021A88212E7824229B32.png" xlink:type="simple" xlink:show="embed" xlink:actuate="onLoad" loext:mime-type="image/png">
            <text:p/>
          </draw:image>
        </draw:frame>
        <draw:custom-shape draw:style-name="gr2" draw:text-style-name="P3" draw:layer="layout" svg:width="16.858cm" svg:height="10.414cm" svg:x="1.795cm" svg:y="0.619cm">
          <text:p text:style-name="P2"><text:span text:style-name="T1">M</text:span><text:span text:style-name="T1">a</text:span><text:span text:style-name="T1">t</text:span><text:span text:style-name="T1">h</text:span><text:span text:style-name="T1">e</text:span><text:span text:style-name="T1">m</text:span><text:span text:style-name="T1">a</text:span><text:span text:style-name="T1">t</text:span><text:span text:style-name="T1">i</text:span><text:span text:style-name="T1">c</text:span><text:span text:style-name="T1">a</text:span><text:span text:style-name="T1">l </text:span><text:span text:style-name="T1">M</text:span><text:span text:style-name="T1">e</text:span><text:span text:style-name="T1">t</text:span><text:span text:style-name="T1">h</text:span><text:span text:style-name="T1">o</text:span><text:span text:style-name="T1">d</text:span><text:span text:style-name="T1">s </text:span></text:p>
          <text:p text:style-name="P2"><text:span text:style-name="T1">f</text:span><text:span text:style-name="T1">o</text:span><text:span text:style-name="T1">r </text:span><text:span text:style-name="T1">E</text:span><text:span text:style-name="T1">n</text:span><text:span text:style-name="T1">g</text:span><text:span text:style-name="T1">i</text:span><text:span text:style-name="T1">n</text:span><text:span text:style-name="T1">e</text:span><text:span text:style-name="T1">e</text:span><text:span text:style-name="T1">r</text:span><text:span text:style-name="T1">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3.798cm" svg:x="1.163cm" svg:y="22.971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8cm" svg:y="16.949cm">
          <draw:image xlink:href="Pictures/1000020100000268000001E0BDB15AFDBC9FFC21.png" xlink:type="simple" xlink:show="embed" xlink:actuate="onLoad" loext:mime-type="image/png">
            <text:p/>
          </draw:image>
        </draw:frame>
        <draw:frame draw:style-name="gr1" draw:text-style-name="P1" draw:layer="layout" svg:width="8.293cm" svg:height="7.466cm" svg:x="11.541cm" svg:y="17.029cm">
          <draw:image xlink:href="Pictures/10000201000002C90000028267CC67A2FBE9FBBD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line draw:style-name="gr4" draw:text-style-name="P5" draw:layer="layout" svg:x1="6.715cm" svg:y1="11.033cm" svg:x2="18.399cm" svg:y2="11.033cm">
          <text:p/>
        </draw:line>
        <draw:line draw:style-name="gr4" draw:text-style-name="P5" draw:layer="layout" svg:x1="6.702cm" svg:y1="11.033cm" svg:x2="6.715cm" svg:y2="7.223cm">
          <text:p/>
        </draw:line>
        <draw:line draw:style-name="gr5" draw:text-style-name="P5" draw:layer="layout" svg:x1="8.239cm" svg:y1="10.652cm" svg:x2="8.239cm" svg:y2="11.414cm">
          <text:p/>
        </draw:line>
        <draw:line draw:style-name="gr5" draw:text-style-name="P5" draw:layer="layout" svg:x1="16.621cm" svg:y1="10.652cm" svg:x2="16.621cm" svg:y2="11.414cm">
          <text:p/>
        </draw:line>
        <draw:frame draw:style-name="gr6" draw:text-style-name="P6" draw:layer="layout" svg:width="0.853cm" svg:height="0.962cm" svg:x="7.767cm" svg:y="11.922cm">
          <draw:text-box>
            <text:p><text:span text:style-name="T4">a</text:span></text:p>
          </draw:text-box>
        </draw:frame>
        <draw:frame draw:style-name="gr7" draw:text-style-name="P6" draw:layer="layout" svg:width="0.891cm" svg:height="0.962cm" svg:x="16.149cm" svg:y="11.722cm">
          <draw:text-box>
            <text:p><text:span text:style-name="T4">b</text:span></text:p>
          </draw:text-box>
        </draw:frame>
        <draw:path draw:style-name="gr8" draw:text-style-name="P5" draw:layer="layout" svg:width="8.23cm" svg:height="2.42cm" draw:transform="skewX (-0.0240855436775218) rotate (0.284139602224677) translate (7.98499999776634cm 11.0329999929841cm)" svg:viewBox="0 0 8231 2421" svg:d="M0 0c4983 0 8231 2421 8231 2421">
          <text:p/>
        </draw:path>
        <draw:g>
          <svg:title>TexMaths</svg:title>
          <svg:desc>14§display§$u(x,t)$§svg§600§FALSE§</svg:desc>
          <draw:g>
            <draw:path draw:style-name="gr9" draw:text-style-name="P7" draw:layer="layout" svg:width="1.27cm" svg:height="0.683cm" svg:x="11.639cm" svg:y="9.167cm" svg:viewBox="0 0 1271 684" svg:d="M0 0c424 0 847 0 1271 0 0 228 0 456 0 684-424 0-847 0-1271 0 0-228 0-456 0-684z">
              <text:p/>
            </draw:path>
            <draw:path draw:style-name="gr10" draw:text-style-name="P8" draw:layer="layout" svg:width="0.275cm" svg:height="0.343cm" svg:x="11.628cm" svg:y="9.363cm" svg:viewBox="0 0 276 344" svg:d="M196 276c0 23 0 45 0 68 27-2 53-4 80-7 0-8 0-16 0-23-39 0-44-7-44-44 0-90 0-180 0-270-26 3-53 6-79 9 0 8 0 16 0 24 37 0 42 4 42 41 0 45 0 90 0 135 0 67-27 120-66 120-46 0-48-37-48-76 0-85 0-169 0-253-27 3-54 6-81 9 0 8 0 16 0 24 44 0 44 2 44 69 0 38 0 76 0 114 0 58 0 128 82 128 31 0 55-20 70-68z">
              <text:p/>
            </draw:path>
            <draw:path draw:style-name="gr10" draw:text-style-name="P8" draw:layer="layout" svg:width="0.125cm" svg:height="0.761cm" svg:x="11.969cm" svg:y="9.128cm" svg:viewBox="0 0 126 762" svg:d="M126 753c0-2 0-2-9-15-69-96-86-239-86-357 0-133 20-266 89-361 6-9 6-9 6-13 0-5-1-7-4-7-7 0-55 52-88 148-28 85-34 170-34 233 0 59 6 152 36 237 33 94 79 144 86 144 3 0 4-2 4-9z">
              <text:p/>
            </draw:path>
            <draw:path draw:style-name="gr10" draw:text-style-name="P8" draw:layer="layout" svg:width="0.275cm" svg:height="0.328cm" svg:x="12.134cm" svg:y="9.372cm" svg:viewBox="0 0 276 329" svg:d="M150 148c17-28 37-65 49-85 18-28 41-39 66-39 0-8 0-16 0-24-14 0-30 2-45 2-16 0-46-2-52-2 0 8 0 16 0 24 11 0 16 10 16 22s-6 21-8 28c-11 20-23 39-34 59-14-26-28-51-42-76-7-9-7-11-7-16 0-11 10-17 21-17 0-8 0-16 0-24-14 0-52 2-59 2-13 0-38-2-53-2 0 8 0 16 0 24 39 0 39 0 65 46 18 32 36 65 55 98-18 30-35 61-52 91-26 44-59 46-70 46 0 8 0 16 0 24 14-2 31-5 45-5 16 0 39 3 52 5 0-8 0-16 0-24-13-2-16-13-16-24 0-18 16-42 50-98 13 25 27 51 40 76 5 9 13 22 13 26 0 7-6 18-20 20 0 8 0 16 0 24 15-2 46-5 59-5 14 0 36 3 53 5 0-8 0-16 0-24-30 0-41-2-53-24-25-44-49-89-73-133z">
              <text:p/>
            </draw:path>
            <draw:path draw:style-name="gr10" draw:text-style-name="P8" draw:layer="layout" svg:width="0.063cm" svg:height="0.228cm" svg:x="12.463cm" svg:y="9.618cm" svg:viewBox="0 0 64 229" svg:d="M64 81c0-48-14-81-36-81-19 0-28 22-28 41 0 20 9 42 28 42 9 0 16-7 22-11 0-1 0-2 0-2 1 0 1 0 1 11 0 50-15 95-39 130-3 5-4 7-4 9 0 6 3 9 6 9 6 0 50-61 50-148z">
              <text:p/>
            </draw:path>
            <draw:path draw:style-name="gr10" draw:text-style-name="P8" draw:layer="layout" svg:width="0.17cm" svg:height="0.476cm" svg:x="12.578cm" svg:y="9.23cm" svg:viewBox="0 0 171 477" svg:d="M84 165c26 0 52 0 78 0 0-8 0-16 0-23-26 0-52 0-78 0 0-48 0-95 0-142-5 0-9 0-14 0 0 63-17 144-70 148 0 6 0 12 0 17 16 0 31 0 47 0 0 70 0 140 0 209 0 94 50 103 70 103 39 0 54-55 54-103 0-14 0-29 0-43-4 0-9 0-14 0 0 14 0 28 0 41 0 57-17 87-37 87-36 0-36-69-36-82 0-71 0-141 0-212z">
              <text:p/>
            </draw:path>
            <draw:path draw:style-name="gr10" draw:text-style-name="P8" draw:layer="layout" svg:width="0.125cm" svg:height="0.761cm" svg:x="12.812cm" svg:y="9.128cm" svg:viewBox="0 0 126 762" svg:d="M126 381c0-59-6-152-36-237-32-94-79-144-85-144-3 0-5 2-5 7 0 4 0 4 9 19 55 74 86 196 86 355 0 131-20 263-89 361-6 9-6 9-6 11 0 7 2 9 5 9 6 0 54-52 87-148 28-85 34-170 34-233z">
              <text:p/>
            </draw:path>
          </draw:g>
        </draw:g>
        <draw:frame draw:style-name="gr6" draw:text-style-name="P6" draw:layer="layout" svg:width="0.853cm" svg:height="0.962cm" svg:x="18.145cm" svg:y="11.414cm">
          <draw:text-box>
            <text:p><text:span text:style-name="T4">x</text:span></text:p>
          </draw:text-box>
        </draw:frame>
      </draw:page>
      <draw:page draw:name="page3" draw:style-name="dp1" draw:master-page-name="Default">
        <draw:line draw:style-name="gr4" draw:text-style-name="P5" draw:layer="layout" svg:x1="5.726cm" svg:y1="15.434cm" svg:x2="20.177cm" svg:y2="15.478cm">
          <text:p/>
        </draw:line>
        <draw:line draw:style-name="gr4" draw:text-style-name="P5" draw:layer="layout" svg:x1="5.713cm" svg:y1="15.434cm" svg:x2="5.688cm" svg:y2="7.559cm">
          <text:p/>
        </draw:line>
        <draw:line draw:style-name="gr11" draw:text-style-name="P5" draw:layer="layout" svg:x1="5.699cm" svg:y1="15.478cm" svg:x2="8.874cm" svg:y2="11.414cm">
          <text:p/>
        </draw:line>
        <draw:line draw:style-name="gr11" draw:text-style-name="P5" draw:layer="layout" svg:x1="14.335cm" svg:y1="11.414cm" svg:x2="8.875cm" svg:y2="11.414cm">
          <text:p/>
        </draw:line>
        <draw:line draw:style-name="gr11" draw:text-style-name="P5" draw:layer="layout" svg:x1="17.256cm" svg:y1="15.478cm" svg:x2="14.267cm" svg:y2="11.374cm">
          <text:p/>
        </draw:line>
        <draw:line draw:style-name="gr12" draw:text-style-name="P5" draw:layer="layout" svg:x1="8.874cm" svg:y1="15.351cm" svg:x2="8.875cm" svg:y2="11.414cm">
          <text:p/>
        </draw:line>
        <draw:line draw:style-name="gr12" draw:text-style-name="P5" draw:layer="layout" svg:x1="14.207cm" svg:y1="15.351cm" svg:x2="14.208cm" svg:y2="11.414cm">
          <text:p/>
        </draw:line>
        <draw:g>
          <svg:title>TexMaths</svg:title>
          <svg:desc>14§display§h§svg§600§FALSE§</svg:desc>
          <draw:g>
            <draw:path draw:style-name="gr9" draw:text-style-name="P7" draw:layer="layout" svg:width="0.412cm" svg:height="0.677cm" svg:x="4.222cm" svg:y="11.186cm" svg:viewBox="0 0 413 678" svg:d="M0 0c138 0 276 0 413 0 0 226 0 452 0 678-137 0-275 0-413 0 0-226 0-452 0-678z">
              <text:p/>
            </draw:path>
            <draw:path draw:style-name="gr10" draw:text-style-name="P8" draw:layer="layout" svg:width="0.458cm" svg:height="0.793cm" svg:x="4.224cm" svg:y="11.128cm" svg:viewBox="0 0 459 794" svg:d="M216 13c-4-4 0-13-11-13-21 0-90 10-114 13-8 0-16 0-16 22 0 13 8 13 21 13 45 0 45 7 45 20-1 7-1 15-2 22-45 215-89 431-134 646-5 16-5 19-5 26 0 26 19 32 27 32 16 0 32-13 34-29 7-29 13-58 19-87 7-33 14-66 21-99 6-26 11-52 16-78 0-6 8-41 8-51 6-10 32-71 64-103 22-16 51-38 91-38s51 38 51 80c0 58-38 183-59 251-8 25-13 38-13 61 0 54 34 93 77 93 88 0 123-164 123-174 0-9-8-9-11-9-11 0-11 3-13 19-16 58-46 138-96 138-16 0-24-9-24-35 0-29 10-55 18-80 14-49 56-184 56-248 0-74-37-122-106-122-59 0-104 35-139 87 24-119 48-238 72-357z">
              <text:p/>
            </draw:path>
          </draw:g>
        </draw:g>
        <draw:line draw:style-name="gr12" draw:text-style-name="P5" draw:layer="layout" svg:x1="5.699cm" svg:y1="11.414cm" svg:x2="8.876cm" svg:y2="11.415cm">
          <text:p/>
        </draw:line>
        <draw:g>
          <svg:title>TexMaths</svg:title>
          <svg:desc>14§display§f(x)§svg§600§FALSE§</svg:desc>
          <draw:g>
            <draw:path draw:style-name="gr9" draw:text-style-name="P7" draw:layer="layout" svg:width="1.004cm" svg:height="0.775cm" svg:x="3.921cm" svg:y="8.18cm" svg:viewBox="0 0 1005 776" svg:d="M0 0c335 0 670 0 1005 0 0 259 0 517 0 776-335 0-670 0-1005 0 0-259 0-517 0-776z">
              <text:p/>
            </draw:path>
            <draw:path draw:style-name="gr10" draw:text-style-name="P8" draw:layer="layout" svg:width="0.287cm" svg:height="0.785cm" svg:x="3.923cm" svg:y="8.176cm" svg:viewBox="0 0 288 786" svg:d="M181 264c16 0 33 0 49 0 12 0 16 0 16-19 0-8-4-8-14-8-16 0-32 0-48 0 4-33 8-66 12-99 3-19 11-79 14-91 5-15 15-30 27-30 3 0 18 0 28 18-25 2-32 32-32 47 0 19 12 29 22 29 16 0 33-20 33-52 0-39-27-59-51-59-20 0-56 15-73 101-3 18-6 28-19 136-14 0-27 0-40 0-11 0-18 0-18 15 0 12 5 12 17 12s25 0 37 0c-14 114-28 228-42 342-10 84-20 163-51 163-2 0-17 0-27-18 27-2 32-32 32-47 0-19-10-29-22-29-15 0-31 19-31 52 0 39 25 59 48 59 33 0 56-50 65-84 18-54 32-158 33-166 12-90 23-181 35-272z">
              <text:p/>
            </draw:path>
            <draw:path draw:style-name="gr10" draw:text-style-name="P8" draw:layer="layout" svg:width="0.134cm" svg:height="0.864cm" svg:x="4.292cm" svg:y="8.136cm" svg:viewBox="0 0 135 865" svg:d="M135 855c0-2 0-2-10-17-72-109-90-272-90-405 0-151 21-302 92-411 8-10 8-10 8-15s-4-7-7-7c-5 0-57 59-92 168-28 96-36 193-36 265 0 66 7 173 38 269 36 106 85 163 90 163 3 0 7-2 7-10z">
              <text:p/>
            </draw:path>
            <draw:path draw:style-name="gr10" draw:text-style-name="P8" draw:layer="layout" svg:width="0.287cm" svg:height="0.389cm" svg:x="4.476cm" svg:y="8.403cm" svg:viewBox="0 0 288 390" svg:d="M176 121c3-22 16-104 57-104 4 0 17 0 30 13-17 5-28 27-28 47 0 14 7 29 21 29 13 0 32-15 32-49 0-45-35-57-55-57-33 0-52 44-60 64-14-57-45-64-61-64-61 0-94 111-94 133 0 8 4 5 7 8 5 0 6-3 8-10 20-91 57-114 77-114 12 0 31 10 31 60 0 27-10 84-31 205-10 54-29 91-54 91-5 0-18 0-30-12 15-5 27-22 27-47 0-22-12-30-20-30-18 0-33 22-33 50 0 39 30 56 54 56 38 0 59-59 61-64 7 32 28 64 62 64 60 0 92-111 92-133 0-7-4-7-6-7-5 0-7 2-8 10-18 91-58 113-76 113-23 0-33-29-33-57 0-19 4-39 10-76 7-40 13-79 20-119z">
              <text:p/>
            </draw:path>
            <draw:path draw:style-name="gr10" draw:text-style-name="P8" draw:layer="layout" svg:width="0.132cm" svg:height="0.864cm" svg:x="4.823cm" svg:y="8.136cm" svg:viewBox="0 0 133 865" svg:d="M133 433c0-67-6-173-38-270-34-106-83-163-90-163-3 0-5 2-5 7s0 5 10 23c57 84 90 222 90 403 0 148-21 299-93 410-7 10-7 10-7 12 0 8 2 10 5 10 7 0 57-59 92-168 30-96 36-193 36-264z">
              <text:p/>
            </draw:path>
          </draw:g>
        </draw:g>
        <draw:g>
          <svg:title>TexMaths</svg:title>
          <svg:desc>14§display§\frac{L}{4}§svg§600§FALSE§</svg:desc>
          <draw:g>
            <draw:path draw:style-name="gr9" draw:text-style-name="P7" draw:layer="layout" svg:width="0.282cm" svg:height="0.953cm" svg:x="8.693cm" svg:y="16.023cm" svg:viewBox="0 0 283 954" svg:d="M142 954c-47 0-95 0-142 0 0-318 0-636 0-954 94 0 189 0 283 0 0 318 0 636 0 954-47 0-94 0-141 0z">
              <text:p/>
            </draw:path>
            <draw:path draw:style-name="gr10" draw:text-style-name="P8" draw:layer="layout" svg:width="0.295cm" svg:height="0.335cm" svg:x="8.687cm" svg:y="15.998cm" svg:viewBox="0 0 296 336" svg:d="M163 39c4-18 7-24 52-24 15 0 19 0 19-9 0-6-5-6-8-6-16 0-56 1-73 1-14 0-50-1-64-1-4 0-10 0-10 10 0 5 5 5 14 5 2 0 10 0 19 2 8 0 13 1 13 7 0 3-1 4-2 10-22 87-44 175-66 262-4 20-5 24-44 24-9 0-13 0-13 10 0 6 4 6 13 6 75 0 151 0 227 0 11 0 11 0 15-9 13-35 25-71 38-106 3-6 3-6 3-7s-3-6-7-6c-5 0-5 3-9 12-15 44-37 100-122 100-15 0-30 0-45 0-7 0-8 0-11 0-6-1-7-1-7-5 0-2 0-3 3-12 21-88 43-176 65-264z">
              <text:p/>
            </draw:path>
            <draw:path draw:style-name="gr10" draw:text-style-name="P8" draw:layer="layout" svg:width="0.332cm" svg:height="0.019cm" svg:x="8.668cm" svg:y="16.532cm" svg:viewBox="0 0 333 20" svg:d="M167 20c-55 0-111 0-167 0 0-7 0-13 0-20 111 0 222 0 333 0 0 7 0 13 0 20-55 0-110 0-166 0z">
              <text:p/>
            </draw:path>
            <draw:path draw:style-name="gr10" draw:text-style-name="P8" draw:layer="layout" svg:width="0.215cm" svg:height="0.332cm" svg:x="8.726cm" svg:y="16.669cm" svg:viewBox="0 0 216 333" svg:d="M130 252c0 14 0 28 0 42 0 18-2 23-38 23-3 0-7 0-10 0 0 6 0 11 0 16 20-2 46-2 66-2s47 0 67 2c0-5 0-10 0-16-4 0-7 0-10 0-36 0-38-5-38-23 0-14 0-28 0-42 17 0 33 0 49 0 0-5 0-11 0-16-16 0-32 0-49 0 0-74 0-149 0-223 0-10 0-13-8-13-4 0-6 0-10 6-50 77-99 153-149 230 0 5 0 11 0 16 43 0 86 0 130 0zM132 236c-40 0-79 0-119 0 40-61 79-122 119-183 0 61 0 122 0 183z">
              <text:p/>
            </draw:path>
          </draw:g>
        </draw:g>
        <draw:g>
          <svg:title>TexMaths</svg:title>
          <svg:desc>14§display§\frac{3L}{4}§svg§600§FALSE§</svg:desc>
          <draw:g>
            <draw:path draw:style-name="gr9" draw:text-style-name="P7" draw:layer="layout" svg:width="0.527cm" svg:height="0.953cm" svg:x="13.909cm" svg:y="15.896cm" svg:viewBox="0 0 528 954" svg:d="M0 0c176 0 352 0 528 0 0 318 0 636 0 954-176 0-352 0-528 0 0-318 0-636 0-954z">
              <text:p/>
            </draw:path>
            <draw:path draw:style-name="gr10" draw:text-style-name="P8" draw:layer="layout" svg:width="0.201cm" svg:height="0.336cm" svg:x="13.905cm" svg:y="15.879cm" svg:viewBox="0 0 202 337" svg:d="M121 154c40-13 69-48 69-87s-43-67-91-67c-49 0-86 29-86 67 0 16 11 25 25 25 15 0 25-11 25-25 0-24-24-24-31-24 15-25 48-30 66-30 19 0 47 9 47 54 0 6-1 35-14 56-15 24-32 25-43 25-4 2-17 2-20 2-4 1-7 1-7 7 0 4 3 4 12 4 7 0 14 0 21 0 40 0 58 33 58 82 0 66-33 81-54 81-23 0-59-8-76-37 17 2 32-9 32-27s-12-28-27-28c-12 0-27 7-27 28 0 45 45 77 99 77 59 0 103-43 103-94 0-40-30-78-81-89z">
              <text:p/>
            </draw:path>
            <draw:path draw:style-name="gr10" draw:text-style-name="P8" draw:layer="layout" svg:width="0.295cm" svg:height="0.335cm" svg:x="14.148cm" svg:y="15.871cm" svg:viewBox="0 0 296 336" svg:d="M163 38c6-17 7-23 53-23 14 0 19 0 19-9 0-6-6-6-9-6-15 0-56 1-72 1-14 0-51-1-65-1-4 0-9 0-9 10 0 5 4 5 14 5 1 0 9 0 18 2 9 0 14 1 14 7 0 3-2 4-3 10-22 87-44 175-66 262-4 20-5 24-44 24-7 0-13 0-13 10 0 6 4 6 13 6 75 0 151 0 227 0 11 0 13 0 15-9 13-35 26-71 38-106 3-6 2-5 3-7 0-1-1-6-6-6-4 0-5 3-8 12-17 44-39 100-123 100-15 0-31 0-46 0-7 0-8 0-11 0-6-1-7-1-7-5 0-2 0-3 3-12 22-88 43-177 65-265z">
              <text:p/>
            </draw:path>
            <draw:path draw:style-name="gr10" draw:text-style-name="P8" draw:layer="layout" svg:width="0.577cm" svg:height="0.019cm" svg:x="13.884cm" svg:y="16.405cm" svg:viewBox="0 0 578 20" svg:d="M0 0c193 0 385 0 578 0 0 7 0 13 0 20-193 0-385 0-578 0 0-7 0-13 0-20z">
              <text:p/>
            </draw:path>
            <draw:path draw:style-name="gr10" draw:text-style-name="P8" draw:layer="layout" svg:width="0.217cm" svg:height="0.332cm" svg:x="14.064cm" svg:y="16.542cm" svg:viewBox="0 0 218 333" svg:d="M130 252c0 14 0 29 0 43 0 17 0 22-36 22-4 0-8 0-12 0 0 6 0 11 0 16 21-2 47-2 67-2 21 0 46 0 66 2 0-5 0-10 0-16-3 0-7 0-10 0-36 0-37-5-37-22 0-14 0-29 0-43 16 0 33 0 50 0 0-5 0-11 0-16-17 0-34 0-50 0 0-74 0-149 0-223 0-10 0-13-7-13-5 0-6 0-10 7-50 76-101 153-151 229 0 5 0 11 0 16 43 0 87 0 130 0zM134 236c-40 0-80 0-120 0 40-61 80-122 120-183 0 61 0 122 0 183z">
              <text:p/>
            </draw:path>
          </draw:g>
        </draw:g>
        <draw:g>
          <svg:title>TexMaths</svg:title>
          <svg:desc>14§display§x§svg§600§FALSE§</svg:desc>
          <draw:g>
            <draw:path draw:style-name="gr9" draw:text-style-name="P7" draw:layer="layout" svg:width="0.323cm" svg:height="0.489cm" svg:x="18.67cm" svg:y="15.931cm" svg:viewBox="0 0 324 490" svg:d="M0 0c108 0 216 0 324 0 0 163 0 327 0 490-108 0-216 0-324 0 0-163 0-327 0-490z">
              <text:p/>
            </draw:path>
            <draw:path draw:style-name="gr10" draw:text-style-name="P8" draw:layer="layout" svg:width="0.38cm" svg:height="0.634cm" svg:x="18.653cm" svg:y="15.859cm" svg:viewBox="0 0 381 635" svg:d="M234 197c5-36 22-165 75-165 4 0 22 0 39 16-22 8-37 44-37 77 0 24 9 48 29 48 17 0 41-24 41-81 0-72-46-92-70-92-46 0-72 72-81 109-20-97-61-109-83-109-79 0-123 181-123 217 0 12 7 12 9 12 6 0 9 0 11-16 26-149 76-181 101-181 15 0 41 12 41 93 0 44-13 136-41 333-11 89-38 145-73 145-4 0-22 0-37-16 20-8 35-36 35-77 0-36-15-48-28-48-22 0-42 36-42 81 0 64 39 92 72 92 51 0 79-96 81-108 9 52 35 108 81 108 79 0 123-181 123-217 0-12-7-12-9-12-6 0-8 4-11 16-24 149-76 181-100 181-31 0-42-44-42-93 0-28 4-60 13-120 9-64 18-129 26-193z">
              <text:p/>
            </draw:path>
          </draw:g>
        </draw:g>
      </draw:page>
      <draw:page draw:name="page4" draw:style-name="dp1" draw:master-page-name="Default">
        <draw:line draw:style-name="gr4" draw:text-style-name="P5" draw:layer="layout" svg:x1="5.726cm" svg:y1="15.351cm" svg:x2="15.097cm" svg:y2="15.351cm">
          <text:p/>
        </draw:line>
        <draw:line draw:style-name="gr4" draw:text-style-name="P5" draw:layer="layout" svg:x1="5.713cm" svg:y1="15.435cm" svg:x2="5.688cm" svg:y2="7.56cm">
          <text:p/>
        </draw:line>
        <draw:custom-shape draw:style-name="gr13" draw:text-style-name="P9" draw:layer="layout" svg:width="6.731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2.43cm" svg:y1="15.224cm" svg:x2="12.43cm" svg:y2="15.986cm">
          <text:p/>
        </draw:line>
        <draw:frame draw:style-name="gr15" draw:text-style-name="P10" draw:layer="layout" svg:width="0.853cm" svg:height="0.962cm" svg:x="12.212cm" svg:y="15.986cm">
          <draw:text-box>
            <text:p>a</text:p>
          </draw:text-box>
        </draw:frame>
        <draw:frame draw:style-name="gr15" draw:text-style-name="P10" draw:layer="layout" svg:width="0.853cm" svg:height="0.962cm" svg:x="4.084cm" svg:y="10.198cm">
          <draw:text-box>
            <text:p>b</text:p>
          </draw:text-box>
        </draw:frame>
        <draw:line draw:style-name="gr14" draw:text-style-name="P5" draw:layer="layout" svg:x1="5.699cm" svg:y1="11.033cm" svg:x2="5.064cm" svg:y2="11.033cm">
          <text:p/>
        </draw:line>
        <draw:g>
          <svg:title>TexMaths</svg:title>
          <svg:desc>14§display§u(x,b)=f(x)§svg§600§FALSE§</svg:desc>
          <draw:g>
            <draw:path draw:style-name="gr9" draw:text-style-name="P7" draw:layer="layout" svg:width="2.888cm" svg:height="0.439cm" svg:x="7.865cm" svg:y="10.133cm" svg:viewBox="0 0 2889 440" svg:d="M1444 440c-481 0-963 0-1444 0 0-147 0-293 0-440 963 0 1926 0 2889 0 0 147 0 293 0 440-482 0-963 0-1445 0z">
              <text:p/>
            </draw:path>
            <draw:path draw:style-name="gr10" draw:text-style-name="P8" draw:layer="layout" svg:width="0.252cm" svg:height="0.221cm" svg:x="7.854cm" svg:y="10.2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0" draw:text-style-name="P8" draw:layer="layout" svg:width="0.114cm" svg:height="0.489cm" svg:x="8.17cm" svg:y="10.1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0" draw:text-style-name="P8" draw:layer="layout" svg:width="0.244cm" svg:height="0.221cm" svg:x="8.327cm" svg:y="10.2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0" draw:text-style-name="P8" draw:layer="layout" svg:width="0.056cm" svg:height="0.146cm" svg:x="8.636cm" svg:y="10.4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0" draw:text-style-name="P8" draw:layer="layout" svg:width="0.18cm" svg:height="0.344cm" svg:x="8.836cm" svg:y="10.1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0" draw:text-style-name="P8" draw:layer="layout" svg:width="0.112cm" svg:height="0.489cm" svg:x="9.052cm" svg:y="10.1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0" draw:text-style-name="P8" draw:layer="layout" svg:width="0.325cm" svg:height="0.115cm" svg:x="9.379cm" svg:y="10.2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0" draw:text-style-name="P8" draw:layer="layout" svg:width="0.244cm" svg:height="0.444cm" svg:x="9.897cm" svg:y="10.1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0" draw:text-style-name="P8" draw:layer="layout" svg:width="0.112cm" svg:height="0.489cm" svg:x="10.214cm" svg:y="10.1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0" draw:text-style-name="P8" draw:layer="layout" svg:width="0.244cm" svg:height="0.221cm" svg:x="10.37cm" svg:y="10.2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0" draw:text-style-name="P8" draw:layer="layout" svg:width="0.114cm" svg:height="0.489cm" svg:x="10.664cm" svg:y="10.1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9" draw:text-style-name="P7" draw:layer="layout" svg:width="2.241cm" svg:height="0.44cm" svg:x="8.131cm" svg:y="15.774cm" svg:viewBox="0 0 2242 441" svg:d="M1121 441c-373 0-747 0-1121 0 0-147 0-294 0-441 747 0 1494 0 2242 0 0 147 0 294 0 441-374 0-747 0-1121 0z">
              <text:p/>
            </draw:path>
            <draw:path draw:style-name="gr10" draw:text-style-name="P8" draw:layer="layout" svg:width="0.252cm" svg:height="0.221cm" svg:x="8.12cm" svg:y="15.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0" draw:text-style-name="P8" draw:layer="layout" svg:width="0.114cm" svg:height="0.49cm" svg:x="8.436cm" svg:y="15.7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0" draw:text-style-name="P8" draw:layer="layout" svg:width="0.244cm" svg:height="0.221cm" svg:x="8.593cm" svg:y="15.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0" draw:text-style-name="P8" draw:layer="layout" svg:width="0.056cm" svg:height="0.146cm" svg:x="8.903cm" svg:y="16.0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8" draw:layer="layout" svg:width="0.206cm" svg:height="0.336cm" svg:x="9.097cm" svg:y="15.7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0" draw:text-style-name="P8" draw:layer="layout" svg:width="0.114cm" svg:height="0.49cm" svg:x="9.352cm" svg:y="15.7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0" draw:text-style-name="P8" draw:layer="layout" svg:width="0.327cm" svg:height="0.115cm" svg:x="9.68cm" svg:y="15.9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0" draw:text-style-name="P8" draw:layer="layout" svg:width="0.206cm" svg:height="0.336cm" svg:x="10.191cm" svg:y="15.7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15" draw:text-style-name="P10" draw:layer="layout" svg:width="0.925cm" svg:height="0.962cm" svg:x="4.175cm" svg:y="8.493cm">
          <draw:text-box>
            <text:p>Y</text:p>
          </draw:text-box>
        </draw:frame>
        <draw:frame draw:style-name="gr15" draw:text-style-name="P10" draw:layer="layout" svg:width="0.925cm" svg:height="0.962cm" svg:x="14.299cm" svg:y="15.859cm">
          <draw:text-box>
            <text:p>X</text:p>
          </draw:text-box>
        </draw:frame>
        <draw:line draw:style-name="gr16" draw:text-style-name="P5" draw:layer="layout" svg:x1="5.699cm" svg:y1="11.16cm" svg:x2="5.318cm" svg:y2="11.414cm">
          <text:p/>
        </draw:line>
        <draw:line draw:style-name="gr16" draw:text-style-name="P5" draw:layer="layout" svg:x1="5.699cm" svg:y1="11.414cm" svg:x2="5.318cm" svg:y2="11.668cm">
          <text:p/>
        </draw:line>
        <draw:line draw:style-name="gr16" draw:text-style-name="P5" draw:layer="layout" svg:x1="5.699cm" svg:y1="11.668cm" svg:x2="5.318cm" svg:y2="11.922cm">
          <text:p/>
        </draw:line>
        <draw:line draw:style-name="gr16" draw:text-style-name="P5" draw:layer="layout" svg:x1="5.699cm" svg:y1="11.922cm" svg:x2="5.318cm" svg:y2="12.176cm">
          <text:p/>
        </draw:line>
        <draw:line draw:style-name="gr16" draw:text-style-name="P5" draw:layer="layout" svg:x1="5.699cm" svg:y1="12.176cm" svg:x2="5.318cm" svg:y2="12.43cm">
          <text:p/>
        </draw:line>
        <draw:line draw:style-name="gr16" draw:text-style-name="P5" draw:layer="layout" svg:x1="5.699cm" svg:y1="12.43cm" svg:x2="5.318cm" svg:y2="12.684cm">
          <text:p/>
        </draw:line>
        <draw:line draw:style-name="gr16" draw:text-style-name="P5" draw:layer="layout" svg:x1="5.699cm" svg:y1="12.684cm" svg:x2="5.318cm" svg:y2="12.938cm">
          <text:p/>
        </draw:line>
        <draw:line draw:style-name="gr16" draw:text-style-name="P5" draw:layer="layout" svg:x1="5.699cm" svg:y1="12.938cm" svg:x2="5.318cm" svg:y2="13.192cm">
          <text:p/>
        </draw:line>
        <draw:line draw:style-name="gr16" draw:text-style-name="P5" draw:layer="layout" svg:x1="5.699cm" svg:y1="13.192cm" svg:x2="5.318cm" svg:y2="13.446cm">
          <text:p/>
        </draw:line>
        <draw:line draw:style-name="gr16" draw:text-style-name="P5" draw:layer="layout" svg:x1="5.699cm" svg:y1="13.446cm" svg:x2="5.318cm" svg:y2="13.7cm">
          <text:p/>
        </draw:line>
        <draw:line draw:style-name="gr16" draw:text-style-name="P5" draw:layer="layout" svg:x1="5.699cm" svg:y1="13.7cm" svg:x2="5.318cm" svg:y2="13.954cm">
          <text:p/>
        </draw:line>
        <draw:line draw:style-name="gr16" draw:text-style-name="P5" draw:layer="layout" svg:x1="5.699cm" svg:y1="13.954cm" svg:x2="5.318cm" svg:y2="14.208cm">
          <text:p/>
        </draw:line>
        <draw:line draw:style-name="gr16" draw:text-style-name="P5" draw:layer="layout" svg:x1="5.699cm" svg:y1="14.208cm" svg:x2="5.318cm" svg:y2="14.462cm">
          <text:p/>
        </draw:line>
        <draw:line draw:style-name="gr16" draw:text-style-name="P5" draw:layer="layout" svg:x1="5.699cm" svg:y1="14.462cm" svg:x2="5.318cm" svg:y2="14.716cm">
          <text:p/>
        </draw:line>
        <draw:line draw:style-name="gr16" draw:text-style-name="P5" draw:layer="layout" svg:x1="5.699cm" svg:y1="14.716cm" svg:x2="5.318cm" svg:y2="14.97cm">
          <text:p/>
        </draw:line>
        <draw:line draw:style-name="gr16" draw:text-style-name="P5" draw:layer="layout" svg:x1="5.699cm" svg:y1="14.97cm" svg:x2="5.318cm" svg:y2="15.224cm">
          <text:p/>
        </draw:line>
        <draw:line draw:style-name="gr16" draw:text-style-name="P5" draw:layer="layout" svg:x1="5.699cm" svg:y1="15.224cm" svg:x2="5.318cm" svg:y2="15.478cm">
          <text:p/>
        </draw:line>
        <draw:line draw:style-name="gr16" draw:text-style-name="P5" draw:layer="layout" svg:x1="12.811cm" svg:y1="11.414cm" svg:x2="12.43cm" svg:y2="11.16cm">
          <text:p/>
        </draw:line>
        <draw:line draw:style-name="gr16" draw:text-style-name="P5" draw:layer="layout" svg:x1="5.7cm" svg:y1="11.16cm" svg:x2="5.319cm" svg:y2="11.414cm">
          <text:p/>
        </draw:line>
        <draw:line draw:style-name="gr16" draw:text-style-name="P5" draw:layer="layout" svg:x1="12.811cm" svg:y1="11.668cm" svg:x2="12.43cm" svg:y2="11.414cm">
          <text:p/>
        </draw:line>
        <draw:line draw:style-name="gr16" draw:text-style-name="P5" draw:layer="layout" svg:x1="12.811cm" svg:y1="11.922cm" svg:x2="12.43cm" svg:y2="11.668cm">
          <text:p/>
        </draw:line>
        <draw:line draw:style-name="gr16" draw:text-style-name="P5" draw:layer="layout" svg:x1="12.811cm" svg:y1="12.176cm" svg:x2="12.43cm" svg:y2="11.922cm">
          <text:p/>
        </draw:line>
        <draw:line draw:style-name="gr16" draw:text-style-name="P5" draw:layer="layout" svg:x1="12.811cm" svg:y1="12.43cm" svg:x2="12.43cm" svg:y2="12.176cm">
          <text:p/>
        </draw:line>
        <draw:line draw:style-name="gr16" draw:text-style-name="P5" draw:layer="layout" svg:x1="12.811cm" svg:y1="12.684cm" svg:x2="12.43cm" svg:y2="12.43cm">
          <text:p/>
        </draw:line>
        <draw:line draw:style-name="gr16" draw:text-style-name="P5" draw:layer="layout" svg:x1="12.811cm" svg:y1="12.938cm" svg:x2="12.43cm" svg:y2="12.684cm">
          <text:p/>
        </draw:line>
        <draw:line draw:style-name="gr16" draw:text-style-name="P5" draw:layer="layout" svg:x1="12.811cm" svg:y1="13.192cm" svg:x2="12.43cm" svg:y2="12.938cm">
          <text:p/>
        </draw:line>
        <draw:line draw:style-name="gr16" draw:text-style-name="P5" draw:layer="layout" svg:x1="12.811cm" svg:y1="13.446cm" svg:x2="12.43cm" svg:y2="13.192cm">
          <text:p/>
        </draw:line>
        <draw:line draw:style-name="gr16" draw:text-style-name="P5" draw:layer="layout" svg:x1="12.811cm" svg:y1="13.7cm" svg:x2="12.43cm" svg:y2="13.446cm">
          <text:p/>
        </draw:line>
        <draw:line draw:style-name="gr16" draw:text-style-name="P5" draw:layer="layout" svg:x1="12.811cm" svg:y1="13.954cm" svg:x2="12.43cm" svg:y2="13.7cm">
          <text:p/>
        </draw:line>
        <draw:line draw:style-name="gr16" draw:text-style-name="P5" draw:layer="layout" svg:x1="12.811cm" svg:y1="14.208cm" svg:x2="12.43cm" svg:y2="13.954cm">
          <text:p/>
        </draw:line>
        <draw:line draw:style-name="gr16" draw:text-style-name="P5" draw:layer="layout" svg:x1="12.811cm" svg:y1="14.462cm" svg:x2="12.43cm" svg:y2="14.208cm">
          <text:p/>
        </draw:line>
        <draw:line draw:style-name="gr16" draw:text-style-name="P5" draw:layer="layout" svg:x1="12.811cm" svg:y1="14.716cm" svg:x2="12.43cm" svg:y2="14.462cm">
          <text:p/>
        </draw:line>
        <draw:line draw:style-name="gr16" draw:text-style-name="P5" draw:layer="layout" svg:x1="12.811cm" svg:y1="14.97cm" svg:x2="12.43cm" svg:y2="14.716cm">
          <text:p/>
        </draw:line>
        <draw:line draw:style-name="gr16" draw:text-style-name="P5" draw:layer="layout" svg:x1="12.811cm" svg:y1="15.224cm" svg:x2="12.43cm" svg:y2="14.97cm">
          <text:p/>
        </draw:line>
        <draw:line draw:style-name="gr16" draw:text-style-name="P5" draw:layer="layout" svg:x1="12.811cm" svg:y1="15.478cm" svg:x2="12.43cm" svg:y2="15.224cm">
          <text:p/>
        </draw:line>
        <draw:g>
          <svg:title>TexMaths</svg:title>
          <svg:desc>14§display§u_x(a,y)=0§svg§600§FALSE§</svg:desc>
          <draw:g>
            <draw:path draw:style-name="gr9" draw:text-style-name="P7" draw:layer="layout" svg:width="2.479cm" svg:height="0.439cm" svg:x="13.076cm" svg:y="12.727cm" svg:viewBox="0 0 2480 440" svg:d="M1240 440c-413 0-827 0-1240 0 0-147 0-293 0-440 827 0 1653 0 2480 0 0 147 0 293 0 440-414 0-827 0-1240 0z">
              <text:p/>
            </draw:path>
            <draw:path draw:style-name="gr10" draw:text-style-name="P8" draw:layer="layout" svg:width="0.252cm" svg:height="0.221cm" svg:x="13.065cm" svg:y="12.8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8" draw:layer="layout" svg:width="0.184cm" svg:height="0.153cm" svg:x="13.349cm" svg:y="12.9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8" draw:layer="layout" svg:width="0.112cm" svg:height="0.489cm" svg:x="13.629cm" svg:y="12.7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8" draw:layer="layout" svg:width="0.224cm" svg:height="0.221cm" svg:x="13.791cm" svg:y="12.8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0" draw:text-style-name="P8" draw:layer="layout" svg:width="0.056cm" svg:height="0.146cm" svg:x="14.074cm" svg:y="13.0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0" draw:text-style-name="P8" draw:layer="layout" svg:width="0.226cm" svg:height="0.316cm" svg:x="14.264cm" svg:y="12.8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0" draw:text-style-name="P8" draw:layer="layout" svg:width="0.114cm" svg:height="0.489cm" svg:x="14.536cm" svg:y="12.7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8" draw:layer="layout" svg:width="0.326cm" svg:height="0.115cm" svg:x="14.863cm" svg:y="12.8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8" draw:layer="layout" svg:width="0.206cm" svg:height="0.336cm" svg:x="15.374cm" svg:y="12.7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9" draw:text-style-name="P7" draw:layer="layout" svg:width="2.465cm" svg:height="0.439cm" svg:x="2.573cm" svg:y="12.709cm" svg:viewBox="0 0 2466 440" svg:d="M1233 440c-411 0-822 0-1233 0 0-147 0-293 0-440 822 0 1644 0 2466 0 0 147 0 293 0 440-411 0-822 0-1233 0z">
              <text:p/>
            </draw:path>
            <draw:path draw:style-name="gr10" draw:text-style-name="P8" draw:layer="layout" svg:width="0.252cm" svg:height="0.221cm" svg:x="2.562cm" svg:y="12.8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8" draw:layer="layout" svg:width="0.184cm" svg:height="0.153cm" svg:x="2.846cm" svg:y="12.9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8" draw:layer="layout" svg:width="0.112cm" svg:height="0.489cm" svg:x="3.126cm" svg:y="12.6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8" draw:layer="layout" svg:width="0.206cm" svg:height="0.336cm" svg:x="3.287cm" svg:y="12.7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0" draw:text-style-name="P8" draw:layer="layout" svg:width="0.056cm" svg:height="0.146cm" svg:x="3.557cm" svg:y="13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0" draw:text-style-name="P8" draw:layer="layout" svg:width="0.226cm" svg:height="0.316cm" svg:x="3.747cm" svg:y="12.8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0" draw:text-style-name="P8" draw:layer="layout" svg:width="0.114cm" svg:height="0.489cm" svg:x="4.019cm" svg:y="12.6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8" draw:layer="layout" svg:width="0.326cm" svg:height="0.115cm" svg:x="4.346cm" svg:y="12.8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8" draw:layer="layout" svg:width="0.206cm" svg:height="0.336cm" svg:x="4.857cm" svg:y="12.7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Space_20_Metal" draw:display-name="Space Metal" xlink:href="Pictures/100000000000005E0000005EC4E6D74C89C015A8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11:33:18.247337754</meta:creation-date>
    <dc:date>2023-06-22T14:06:58.354109015</dc:date>
    <meta:editing-duration>PT4H22M11S</meta:editing-duration>
    <meta:editing-cycles>4</meta:editing-cycles>
    <meta:generator>LibreOffice/6.4.7.2$Linux_X86_64 LibreOffice_project/40$Build-2</meta:generator>
    <meta:document-statistic meta:object-count="151"/>
  </office:meta>
</office:document-meta>
</file>